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101-09-26" calcext:value-type="date">
            <text:p>26/09/01</text:p>
          </table:table-cell>
          <table:table-cell table:style-name="ce5" table:formula="of:=SUM([.B3:.B361])" office:value-type="float" office:value="167.783333333333" calcext:value-type="float">
            <text:p>167.8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6" table:formula="of:=COUNT([.U2:.U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4.77, 4.78</text:p>
          </table:table-cell>
          <table:table-cell office:value-type="string" calcext:value-type="string">
            <text:p>(just appending a promise... Hehe. Really, I'm just too excited to start on chapter 5 to do these ATM.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6" table:formula="of:=COUNT([.U21:.U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23:15:28.96519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10T23:15:54.551326022</dc:date>
    <meta:editing-duration>P33DT17H39M</meta:editing-duration>
    <meta:editing-cycles>821</meta:editing-cycles>
    <meta:generator>LibreOffice/4.2.8.2$Linux_X86_64 LibreOffice_project/420m0$Build-2</meta:generator>
    <meta:document-statistic meta:table-count="1" meta:cell-count="523" meta:object-count="0"/>
  </office:meta>
</office:document-meta>
</file>